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5in" fo:margin-right="0in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2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2.5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ff0000" fo:font-size="14pt" officeooo:rsid="001d8007" officeooo:paragraph-rsid="001d8007" style:font-size-asian="14pt" style:font-size-complex="14pt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10" style:family="paragraph" style:parent-style-name="Standard" style:list-style-name="WWNum1">
      <style:paragraph-properties fo:margin-left="1in" fo:margin-right="0in" fo:text-indent="-0.25in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  <style:text-properties fo:font-size="12pt" officeooo:rsid="001e66a2" officeooo:paragraph-rsid="001e66a2" style:font-size-asian="12pt" style:font-size-complex="12pt"/>
    </style:style>
    <style:style style:name="P12" style:family="paragraph" style:parent-style-name="Standard" style:list-style-name="WWNum1">
      <style:paragraph-properties fo:margin-left="1.5in" fo:margin-right="0in" fo:text-indent="-0.25in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WWNum1">
      <style:paragraph-properties fo:margin-left="2in" fo:margin-right="0in" fo:text-indent="-0.25in" style:auto-text-indent="false"/>
    </style:style>
    <style:style style:name="P14" style:family="paragraph" style:parent-style-name="Standard" style:list-style-name="WWNum1">
      <style:paragraph-properties fo:margin-left="2in" fo:margin-right="0in" fo:text-indent="-0.25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WWNum1">
      <style:paragraph-properties fo:margin-left="2.5in" fo:margin-right="0in" fo:text-indent="-0.25in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officeooo:rsid="001d800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color="#ff0000"/>
    </style:style>
    <style:style style:name="T7" style:family="text">
      <style:text-properties fo:color="#ff0000" officeooo:rsid="001d8007"/>
    </style:style>
    <style:style style:name="T8" style:family="text">
      <style:text-properties fo:color="#ff0000" officeooo:rsid="001e66a2"/>
    </style:style>
    <style:style style:name="T9" style:family="text">
      <style:text-properties officeooo:rsid="001e66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izer</text:p>
      <text:p text:style-name="P7">Code Review Checklist</text:p>
      <text:p text:style-name="P8">Many of the items in this checklist could be automated, so they don't really belong in the checklist -- the developer should run the tools <text:span text:style-name="T4">before</text:span><text:span text:style-name="T5"> the review (preconditions)</text:span>.</text:p>
      <text:p text:style-name="P8">And many common errors related to programming are not mentioned at all.</text:p>
      <text:p text:style-name="P8">So, overall this is not a good example.</text:p>
      <text:p text:style-name="P8"/>
      <text:list xml:id="list272817933" text:style-name="WWNum1">
        <text:list-item>
          <text:p text:style-name="P9">Code formatting (code should be readable and understandable.)</text:p>
          <text:list>
            <text:list-item>
              <text:p text:style-name="P10">Indentation</text:p>
              <text:list>
                <text:list-item>
                  <text:p text:style-name="P12">2 spaces for HTML</text:p>
                </text:list-item>
                <text:list-item>
                  <text:p text:style-name="P12">2 spaces for CSS</text:p>
                </text:list-item>
                <text:list-item>
                  <text:p text:style-name="P12">2 spaces for JS</text:p>
                </text:list-item>
                <text:list-item>
                  <text:p text:style-name="P12">4 spaces for Python</text:p>
                </text:list-item>
              </text:list>
            </text:list-item>
          </text:list>
        </text:list-item>
      </text:list>
      <text:p text:style-name="P1"/>
      <text:list xml:id="list154516170394112" text:continue-numbering="true" text:style-name="WWNum1">
        <text:list-item>
          <text:list>
            <text:list-item>
              <text:p text:style-name="P10">Naming convention</text:p>
              <text:list>
                <text:list-item>
                  <text:p text:style-name="P12">Should be a descriptive name</text:p>
                </text:list-item>
                <text:list-item>
                  <text:p text:style-name="P12">Lowercase for HTML</text:p>
                </text:list-item>
                <text:list-item>
                  <text:p text:style-name="P12">CSS</text:p>
                  <text:list>
                    <text:list-item>
                      <text:p text:style-name="P13"><text:span text:style-name="T1">Mainly use Google style guide </text:span><text:a xlink:type="simple" xlink:href="https://google.github.io/styleguide/htmlcssguide.html#ID_and_Class_Name_Delimiters" text:style-name="ListLabel_20_10" text:visited-style-name="ListLabel_20_10"><text:span text:style-name="T2">https://google.github.io/styleguide/htmlcssguide.html#ID_and_Class_Name_Delimiters</text:span></text:a></text:p>
                    </text:list-item>
                    <text:list-item>
                      <text:p text:style-name="P14">lowercase</text:p>
                    </text:list-item>
                    <text:list-item>
                      <text:p text:style-name="P14">Separate words by using hyphen</text:p>
                    </text:list-item>
                    <text:list-item>
                      <text:p text:style-name="P14">Single space between selector and opening brace ( { )</text:p>
                      <text:list>
                        <text:list-item>
                          <text:p text:style-name="P15">Selector and opening brace are on the same line</text:p>
                        </text:list-item>
                      </text:list>
                    </text:list-item>
                    <text:list-item>
                      <text:p text:style-name="P14">One line space between rules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54518162442968" text:continue-numbering="true" text:style-name="WWNum1">
        <text:list-item>
          <text:list>
            <text:list-item>
              <text:list>
                <text:list-item>
                  <text:p text:style-name="P12">JS</text:p>
                  <text:list>
                    <text:list-item>
                      <text:p text:style-name="P14">camelCase for variable and function</text:p>
                    </text:list-item>
                    <text:list-item>
                      <text:p text:style-name="P14">UPPERCASE for constant</text:p>
                    </text:list-item>
                    <text:list-item>
                      <text:p text:style-name="P14">PascalCase or UpperCaseCamelCase for class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54517002556103" text:continue-numbering="true" text:style-name="WWNum1">
        <text:list-item>
          <text:list>
            <text:list-item>
              <text:list>
                <text:list-item>
                  <text:p text:style-name="P12">Python</text:p>
                  <text:list>
                    <text:list-item>
                      <text:p text:style-name="P13"><text:span text:style-name="T1">According to PEP8 </text:span><text:a xlink:type="simple" xlink:href="https://www.python.org/dev/peps/pep-0008/#naming-conventions" text:style-name="ListLabel_20_10" text:visited-style-name="ListLabel_20_10"><text:span text:style-name="T2">https://www.python.org/dev/peps/pep-0008/#naming-conventions</text:span></text:a></text:p>
                      <text:list>
                        <text:list-item>
                          <text:p text:style-name="P15">lower_case_with_underscores for variable and function</text:p>
                        </text:list-item>
                        <text:list-item>
                          <text:p text:style-name="P15">UPPERCASE for constant</text:p>
                        </text:list-item>
                        <text:list-item>
                          <text:p text:style-name="P15"><text:soft-page-break/>PascalCase or UpperCaseCamelCase for clas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54517167969692" text:continue-numbering="true" text:style-name="WWNum1">
        <text:list-item>
          <text:list>
            <text:list-item>
              <text:p text:style-name="P10">Comments</text:p>
              <text:list>
                <text:list-item>
                  <text:p text:style-name="P12">No needless comments</text:p>
                </text:list-item>
                <text:list-item>
                  <text:p text:style-name="P12">No redundant comments</text:p>
                </text:list-item>
                <text:list-item>
                  <text:p text:style-name="P12">No code commented out</text:p>
                </text:list-item>
                <text:list-item>
                  <text:p text:style-name="P12">Use double quote for docstring in Python</text:p>
                </text:list-item>
              </text:list>
            </text:list-item>
          </text:list>
        </text:list-item>
      </text:list>
      <text:p text:style-name="P4"/>
      <text:list xml:id="list154517697058290" text:continue-numbering="true" text:style-name="WWNum1">
        <text:list-item>
          <text:p text:style-name="P9">Models &amp; Views (Class &amp; Function) <text:span text:style-name="T6">- </text:span><text:span text:style-name="T7">this part is good but kind of short</text:span></text:p>
          <text:list>
            <text:list-item>
              <text:p text:style-name="P10"><text:span text:style-name="T3">Classes and methods are</text:span> small</text:p>
            </text:list-item>
            <text:list-item>
              <text:p text:style-name="P10"><text:span text:style-name="T3">Do O</text:span>nly one thing</text:p>
            </text:list-item>
            <text:list-item>
              <text:p text:style-name="P10"><text:span text:style-name="T3">No </text:span>Duplication (DRY)</text:p>
            </text:list-item>
            <text:list-item>
              <text:p text:style-name="P10">No unnecessary feature<text:span text:style-name="T3">s</text:span></text:p>
            </text:list-item>
            <text:list-item>
              <text:p text:style-name="P10">Error<text:span text:style-name="T3">s</text:span> and exception<text:span text:style-name="T3">s</text:span> <text:span text:style-name="T3">are handled and logged</text:span></text:p>
            </text:list-item>
          </text:list>
        </text:list-item>
      </text:list>
      <text:p text:style-name="P5"/>
      <text:list xml:id="list154517880355006" text:continue-numbering="true" text:style-name="WWNum1">
        <text:list-item>
          <text:p text:style-name="P9">Template<text:span text:style-name="T6"> - </text:span><text:span text:style-name="T7">this is too vague</text:span></text:p>
          <text:list>
            <text:list-item>
              <text:p text:style-name="P10">Designing</text:p>
            </text:list-item>
            <text:list-item>
              <text:p text:style-name="P10">On screen size <text:span text:style-name="T9">and screen resolution</text:span></text:p>
            </text:list-item>
            <text:list-item>
              <text:p text:style-name="P10">Duplication</text:p>
            </text:list-item>
          </text:list>
        </text:list-item>
      </text:list>
      <text:p text:style-name="P5"/>
      <text:list xml:id="list154517355276626" text:continue-numbering="true" text:style-name="WWNum1">
        <text:list-item>
          <text:p text:style-name="P9">U<text:span text:style-name="T3">RLs</text:span> mapping</text:p>
          <text:list>
            <text:list-item>
              <text:p text:style-name="P10">Should <text:span text:style-name="T3">have</text:span> a descriptive name</text:p>
            </text:list-item>
            <text:list-item>
              <text:p text:style-name="P10">Separate words <text:span text:style-name="T3">in</text:span> url name using hyphen</text:p>
            </text:list-item>
          </text:list>
        </text:list-item>
      </text:list>
      <text:p text:style-name="P5"/>
      <text:list xml:id="list154518050510771" text:continue-numbering="true" text:style-name="WWNum1">
        <text:list-item>
          <text:p text:style-name="P9">Test quality <text:span text:style-name="T6">- </text:span><text:span text:style-name="T8">way too vague. Not useful.</text:span></text:p>
        </text:list-item>
      </text:list>
      <text:p text:style-name="P5"/>
      <text:list xml:id="list154516226363430" text:continue-numbering="true" text:style-name="WWNum1">
        <text:list-item>
          <text:p text:style-name="P9">Security </text:p>
          <text:list>
            <text:list-item>
              <text:p text:style-name="P10">User authentication</text:p>
            </text:list-item>
            <text:list-item>
              <text:p text:style-name="P11">Inputs - all inputs are validated before they are used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fo:font-size="12pt" style:text-underline-style="none"/>
    </style:style>
    <style:style style:name="ListLabel_20_4" style:display-name="ListLabel 4" style:family="text">
      <style:text-properties fo:font-size="12pt" style:text-underline-style="none"/>
    </style:style>
    <style:style style:name="ListLabel_20_5" style:display-name="ListLabel 5" style:family="text">
      <style:text-properties fo:font-size="12pt"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09T15:45:15.817042193</dc:date>
    <meta:editing-duration>PT6H2M39S</meta:editing-duration>
    <meta:editing-cycles>2</meta:editing-cycles>
    <meta:document-statistic meta:table-count="0" meta:image-count="0" meta:object-count="0" meta:page-count="2" meta:paragraph-count="52" meta:word-count="308" meta:character-count="1745" meta:non-whitespace-character-count="1535"/>
  </office:meta>
</office:document-meta>
</file>